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Chapter_20_Number" style:master-page-name="Standard"/>
    <style:style style:name="P2" style:family="paragraph" style:parent-style-name="Body_20_Text_20_Cont">
      <style:text-properties fo:font-style="normal" style:font-style-asian="normal" style:font-style-complex="normal"/>
    </style:style>
    <style:style style:name="P3" style:family="paragraph" style:parent-style-name="Body_20_Text">
      <style:text-properties fo:font-weight="normal" style:font-weight-asian="normal" style:font-weight-complex="normal"/>
    </style:style>
    <style:style style:name="P4" style:family="paragraph" style:parent-style-name="Bullet_20_First" style:list-style-name="L1"/>
    <style:style style:name="P5" style:family="paragraph" style:parent-style-name="Bullet_20_Last" style:list-style-name="L1"/>
    <style:style style:name="P6" style:family="paragraph" style:parent-style-name="Body_20_Text">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style="italic" style:text-underline-style="none"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parent-style-name="Code_20_Inline">
      <style:text-properties fo:font-weight="bold" style:font-weight-asian="bold" style:font-weight-complex="bold"/>
    </style:style>
    <style:style style:name="T7" style:family="text">
      <style:text-properties style:font-name="Times New Roman" style:font-name-asian="Times New Roman" style:font-name-complex="Times New Roman"/>
    </style:style>
    <style:style style:name="T8" style:family="text">
      <style:text-properties fo:font-weight="normal" style:font-weight-asian="normal" style:font-weight-complex="normal"/>
    </style:style>
    <style:style style:name="T9" style:family="text">
      <style:text-properties style:use-window-font-color="true" style:font-name="Times New Roman" fo:font-size="11.5pt" fo:language="en" fo:country="US" fo:font-weight="normal" style:font-name-asian="Times New Roman" style:font-size-asian="11.5pt" style:font-weight-asian="normal" style:font-name-complex="Times New Roman" style:font-size-complex="10pt" style:language-complex="ar" style:country-complex="SA"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text:tracked-changes>
        <text:changed-region text:id="ct1218608996">
          <text:deletion>
            <office:change-info>
              <dc:creator>Matthew Moodie</dc:creator>
              <dc:date>2006-09-14T15:26:00</dc:date>
            </office:change-info>
            <text:p text:style-name="Body_20_Text_20_Cont">s</text:p>
          </text:deletion>
        </text:changed-region>
        <text:changed-region text:id="ct1218607316">
          <text:insertion>
            <office:change-info>
              <dc:creator>Matthew Moodie</dc:creator>
              <dc:date>2006-09-14T15:26:00</dc:date>
            </office:change-info>
          </text:insertion>
        </text:changed-region>
        <text:changed-region text:id="ct1218605412">
          <text:insertion>
            <office:change-info>
              <dc:creator>Matthew Moodie</dc:creator>
              <dc:date>2006-09-14T15:26:00</dc:date>
            </office:change-info>
          </text:insertion>
        </text:changed-region>
        <text:changed-region text:id="ct1218605860">
          <text:deletion>
            <office:change-info>
              <dc:creator>Matthew Moodie</dc:creator>
              <dc:date>2006-09-14T15:26:00</dc:date>
            </office:change-info>
            <text:p text:style-name="Body_20_Text_20_Cont"><text:s/></text:p>
          </text:deletion>
        </text:changed-region>
        <text:changed-region text:id="ct1218605188">
          <text:deletion>
            <office:change-info>
              <dc:creator>Ray Lischner</dc:creator>
              <dc:date>2006-09-25T09:04:00</dc:date>
            </office:change-info>
            <text:p text:style-name="Heading_20_1">#include Files</text:p>
          </text:deletion>
        </text:changed-region>
        <text:changed-region text:id="ct1218607428">
          <text:insertion>
            <office:change-info>
              <dc:creator>Ray Lischner</dc:creator>
              <dc:date>2006-09-25T09:04:00</dc:date>
            </office:change-info>
          </text:insertion>
        </text:changed-region>
        <text:changed-region text:id="ct1218605524">
          <text:deletion>
            <office:change-info>
              <dc:creator>Ray Lischner</dc:creator>
              <dc:date>2006-09-25T09:06:00</dc:date>
            </office:change-info>
            <text:p text:style-name="Body_20_Text_20_First">even</text:p>
          </text:deletion>
        </text:changed-region>
        <text:changed-region text:id="ct1218718936">
          <text:insertion>
            <office:change-info>
              <dc:creator>Ray Lischner</dc:creator>
              <dc:date>2006-09-25T09:06:00</dc:date>
            </office:change-info>
          </text:insertion>
        </text:changed-region>
        <text:changed-region text:id="ct1218608212">
          <text:insertion>
            <office:change-info>
              <dc:creator>Ray Lischner</dc:creator>
              <dc:date>2006-09-24T16:55:00</dc:date>
            </office:change-info>
          </text:insertion>
        </text:changed-region>
        <text:changed-region text:id="ct1218717928">
          <text:insertion>
            <office:change-info>
              <dc:creator>Ray Lischner</dc:creator>
              <dc:date>2006-09-25T09:07:00</dc:date>
            </office:change-info>
          </text:insertion>
        </text:changed-region>
        <text:changed-region text:id="ct1218716136">
          <text:insertion>
            <office:change-info>
              <dc:creator>Ray Lischner</dc:creator>
              <dc:date>2006-09-25T09:07:00</dc:date>
            </office:change-info>
          </text:insertion>
        </text:changed-region>
        <text:changed-region text:id="ct1218716248">
          <text:deletion>
            <office:change-info>
              <dc:creator>Ray Lischner</dc:creator>
              <dc:date>2006-09-25T09:07:00</dc:date>
            </office:change-info>
            <text:p text:style-name="Body_20_Text_20_First"><text:s/>and</text:p>
          </text:deletion>
        </text:changed-region>
        <text:changed-region text:id="ct1218718600">
          <text:insertion>
            <office:change-info>
              <dc:creator>Ray Lischner</dc:creator>
              <dc:date>2006-09-25T09:07:00</dc:date>
            </office:change-info>
          </text:insertion>
        </text:changed-region>
        <text:changed-region text:id="ct1218716360">
          <text:insertion>
            <office:change-info>
              <dc:creator>Ray Lischner</dc:creator>
              <dc:date>2006-09-25T09:08:00</dc:date>
            </office:change-info>
          </text:insertion>
        </text:changed-region>
        <text:changed-region text:id="ct1218718264">
          <text:insertion>
            <office:change-info>
              <dc:creator>Ray Lischner</dc:creator>
              <dc:date>2006-09-24T16:12:00</dc:date>
            </office:change-info>
          </text:insertion>
        </text:changed-region>
        <text:changed-region text:id="ct1218716472">
          <text:insertion>
            <office:change-info>
              <dc:creator>Ray Lischner</dc:creator>
              <dc:date>2006-09-24T16:13:00</dc:date>
            </office:change-info>
          </text:insertion>
        </text:changed-region>
        <text:changed-region text:id="ct1218717480">
          <text:insertion>
            <office:change-info>
              <dc:creator>Matthew Moodie</dc:creator>
              <dc:date>2006-09-14T15:29:00</dc:date>
            </office:change-info>
          </text:insertion>
        </text:changed-region>
        <text:changed-region text:id="ct1218718712">
          <text:deletion>
            <office:change-info>
              <dc:creator>Matthew Moodie</dc:creator>
              <dc:date>2006-09-14T15:29:00</dc:date>
            </office:change-info>
            <text:p text:style-name="Body_20_Text"><text:s/></text:p>
          </text:deletion>
        </text:changed-region>
        <text:changed-region text:id="ct1218717144">
          <text:insertion>
            <office:change-info>
              <dc:creator>Matthew Moodie</dc:creator>
              <dc:date>2006-09-14T15:37:00</dc:date>
            </office:change-info>
          </text:insertion>
        </text:changed-region>
        <text:changed-region text:id="ct1218717816">
          <text:deletion>
            <office:change-info>
              <dc:creator>Matthew Moodie</dc:creator>
              <dc:date>2006-09-14T15:39:00</dc:date>
            </office:change-info>
            <text:p text:style-name="SB_20_Body">search your compiler’s documentation about</text:p>
          </text:deletion>
        </text:changed-region>
        <text:changed-region text:id="ct1218716584">
          <text:insertion>
            <office:change-info>
              <dc:creator>Matthew Moodie</dc:creator>
              <dc:date>2006-09-14T15:39:00</dc:date>
            </office:change-info>
          </text:insertion>
        </text:changed-region>
        <text:changed-region text:id="ct1218718824">
          <text:deletion>
            <office:change-info>
              <dc:creator>Matthew Moodie</dc:creator>
              <dc:date>2006-09-14T15:39:00</dc:date>
            </office:change-info>
            <text:p text:style-name="SB_20_Body">,</text:p>
          </text:deletion>
        </text:changed-region>
        <text:changed-region text:id="ct1218562960">
          <text:insertion>
            <office:change-info>
              <dc:creator>Ray Lischner</dc:creator>
              <dc:date>2006-09-25T09:23:00</dc:date>
            </office:change-info>
          </text:insertion>
        </text:changed-region>
        <text:changed-region text:id="ct1218561728">
          <text:insertion>
            <office:change-info>
              <dc:creator>Ray Lischner</dc:creator>
              <dc:date>2006-09-25T09:37:00</dc:date>
            </office:change-info>
          </text:insertion>
        </text:changed-region>
        <text:changed-region text:id="ct1221346632">
          <text:insertion>
            <office:change-info>
              <dc:creator>Ray Lischner</dc:creator>
              <dc:date>2006-09-25T09:36:00</dc:date>
            </office:change-info>
          </text:insertion>
        </text:changed-region>
        <text:changed-region text:id="ct1221345848">
          <text:insertion>
            <office:change-info>
              <dc:creator>Ray Lischner</dc:creator>
              <dc:date>2006-09-25T09:45:00</dc:date>
            </office:change-info>
          </text:insertion>
        </text:changed-region>
        <text:changed-region text:id="ct1221346296">
          <text:deletion>
            <office:change-info>
              <dc:creator>Ray Lischner</dc:creator>
              <dc:date>2006-09-25T09:45:00</dc:date>
            </office:change-info>
            <text:p text:style-name="Body_20_Text">I</text:p>
          </text:deletion>
        </text:changed-region>
        <text:changed-region text:id="ct1221345624">
          <text:insertion>
            <office:change-info>
              <dc:creator>Ray Lischner</dc:creator>
              <dc:date>2006-09-25T09:45:00</dc:date>
            </office:change-info>
          </text:insertion>
        </text:changed-region>
        <text:changed-region text:id="ct1221348088">
          <text:deletion>
            <office:change-info>
              <dc:creator>Ray Lischner</dc:creator>
              <dc:date>2006-09-25T09:45:00</dc:date>
            </office:change-info>
            <text:p text:style-name="Body_20_Text">Any source file that calls an inline function needs the function’s definition, so y</text:p>
          </text:deletion>
        </text:changed-region>
        <text:changed-region text:id="ct1221347080">
          <text:insertion>
            <office:change-info>
              <dc:creator>Ray Lischner</dc:creator>
              <dc:date>2006-09-25T09:45:00</dc:date>
            </office:change-info>
          </text:insertion>
        </text:changed-region>
        <text:changed-region text:id="ct1221345960">
          <text:insertion>
            <office:change-info>
              <dc:creator>Ray Lischner</dc:creator>
              <dc:date>2006-09-25T09:46:00</dc:date>
            </office:change-info>
          </text:insertion>
        </text:changed-region>
      </text:tracked-changes>
      <text:variable-decls>
        <text:variable-decl office:value-type="float" text:name="chapter"/>
        <text:variable-decl office:value-type="float" text:name="com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variable-set text:name="comment" text:display="none" text:formula="ooow:0" office:value-type="float" office:value="0" style:data-style-name="N0"/>Exploration <text:variable-set text:name="chapter" office:value-type="float" office:value="39" style:data-style-name="N0">39</text:variable-set></text:p>
      <text:p text:style-name="Chapter_20_Title">Using Multiple Source Files</text:p>
      <text:p text:style-name="Body_20_Text_20_First">Real programs rarely fit into a single source file, and I know you’ve been champing at the bit, eager to explore how C++ works with multiple source files that make up a single program. This exploration shows you the basics. Advanced techniques, such as shared libraries (DLLs, shared objects, etc.) are beyond the scope of this book and sometimes involve compiler-specific features that extend the language beyond the standard. You need to consult your compiler documentation for details.</text:p>
      <text:p text:style-name="Heading_20_1">Multiple Source Files</text:p>
      <text:p text:style-name="Body_20_Text_20_First">The basic principle is that you can put any function or global object in any source file. The compiler does not care which file contains what. As long as it has a declaration for every name it needs, it can compile a source file to an object file. (In this unfortunate case of convergent terminology, <text:span text:style-name="T1">object</text:span><text:span text:style-name="T2"> files are unrelated to </text:span><text:span text:style-name="T1">objects</text:span><text:span text:style-name="T2"> in a C++ program.) To</text:span> create the final program, you need to link all the object files together. The linker doesn’t care which file contains which definition, as long as it can find a definition for every name reference that the compiler generates.</text:p>
      <text:p text:style-name="Body_20_Text">The previous exploration presented a simple program in Listing 38-6. It generated unique ID numbers. Let’s rewrite the program to put the <text:span text:style-name="Code_20_Inline">generate_id</text:span> class in one file, say, <text:span text:style-name="T1">generate_id.cpp</text:span>, and <text:span text:style-name="Code_20_Inline">main</text:span> in another file, say, <text:span text:style-name="T1">main.cpp</text:span>. Listing <text:variable-get text:name="chapter" office:value-type="float" style:data-style-name="N0">39</text:variable-get>-<text:reference-ref text:reference-format="text" text:ref-name="generate_id_code">1</text:reference-ref> shows the <text:span text:style-name="T1">generate_id.cpp</text:span> file.</text:p>
      <text:p text:style-name="Code_20_Caption"><text:hidden-text text:condition="ooow:" text:string-value=".generate_id.cp" text:is-hidden="true"/>Listing <text:variable-get text:name="chapter" office:value-type="float" style:data-style-name="N0">39</text:variable-get>-<text:reference-mark-start text:name="generate_id_code"/><text:sequence text:ref-name="refText0" text:name="Text" text:formula="ooow:Text+1" style:num-format="1">1</text:sequence><text:reference-mark-end text:name="generate_id_code"/>. The definition of <text:span text:style-name="Code_20_Inline">generate_id</text:span>’s members in <text:span text:style-name="T2">generate_id.cpp</text:span></text:p>
      <text:p text:style-name="Code_20_First">class generate_id</text:p>
      <text:p text:style-name="Code">{</text:p>
      <text:p text:style-name="Code">public:</text:p>
      <text:p text:style-name="Code"><text:s text:c="2"/>generate_id() : counter_(0) {}</text:p>
      <text:p text:style-name="Code"><text:s text:c="2"/>long next();</text:p>
      <text:p text:style-name="Code">private:</text:p>
      <text:p text:style-name="Code"><text:s text:c="2"/>short counter_;</text:p>
      <text:p text:style-name="Code"><text:s text:c="2"/>static short prefix_;</text:p>
      <text:p text:style-name="Code"><text:s text:c="2"/>static long int const max_counter_ = 32767;</text:p>
      <text:p text:style-name="Code">};</text:p>
      <text:p text:style-name="Code"/>
      <text:p text:style-name="Code">// Switch to random-number as the initial prefix for production code.</text:p>
      <text:p text:style-name="Code">// short generate_id::prefix_(static_cast&lt;short&gt;(std::rand()));</text:p>
      <text:p text:style-name="Code">short generate_id::prefix_(1);</text:p>
      <text:p text:style-name="Code">long const generate_id::max_counter_;</text:p>
      <text:p text:style-name="Code"/>
      <text:p text:style-name="Code">long generate_id::next()</text:p>
      <text:p text:style-name="Code">{</text:p>
      <text:p text:style-name="Code"><text:s text:c="2"/>if (counter_ == max_counter_)</text:p>
      <text:p text:style-name="Code"><text:s text:c="4"/>counter_ = 0;</text:p>
      <text:p text:style-name="Code"><text:s text:c="2"/>else</text:p>
      <text:p text:style-name="Code"><text:s text:c="4"/>++counter_;</text:p>
      <text:p text:style-name="Code"><text:s text:c="2"/>return prefix_ * (max_counter_ + 1) + counter_;</text:p>
      <text:p text:style-name="Code">}</text:p>
      <text:p text:style-name="Body_20_Text_20_Cont">You can compile the <text:span text:style-name="T1">generate_id.cpp</text:span> file, but not link it. To create a valid C++ program, you must have a <text:span text:style-name="Code_20_Inline">main</text:span> function. Listing <text:variable-get text:name="chapter" office:value-type="float" style:data-style-name="N0">39</text:variable-get>-<text:reference-ref text:reference-format="text" text:ref-name="generate_id_main_code">2</text:reference-ref> shows the <text:span text:style-name="Code_20_Inline">main</text:span> function. Because <text:span text:style-name="Code_20_Inline">main</text:span> makes use of the <text:span text:style-name="Code_20_Inline">generate_id</text:span> class, it need the class definition, but not the definitions of the class’s members.</text:p>
      <text:p text:style-name="Code_20_Caption"><text:hidden-text text:condition="ooow:" text:string-value=".generate_id.cp" text:is-hidden="true"/>Listing <text:variable-get text:name="chapter" office:value-type="float" style:data-style-name="N0">39</text:variable-get>-<text:reference-mark-start text:name="generate_id_main_code"/><text:sequence text:ref-name="refText1" text:name="Text" text:formula="ooow:Text+1" style:num-format="1">2</text:sequence><text:reference-mark-end text:name="generate_id_main_code"/>. The <text:span text:style-name="Code_20_Inline">main</text:span> function for the ID-generating program in the <text:span text:style-name="T2">main.cpp</text:span> file</text:p>
      <text:p text:style-name="Code_20_First">#include &lt;iostream&gt;</text:p>
      <text:p text:style-name="Code">#include &lt;ostream&gt;</text:p>
      <text:p text:style-name="Code"/>
      <text:p text:style-name="Code">class generate_id</text:p>
      <text:p text:style-name="Code">{</text:p>
      <text:p text:style-name="Code">public:</text:p>
      <text:p text:style-name="Code"><text:s text:c="2"/>generate_id() : counter_(0) {}</text:p>
      <text:p text:style-name="Code"><text:s text:c="2"/>long next();</text:p>
      <text:p text:style-name="Code">private:</text:p>
      <text:p text:style-name="Code"><text:s text:c="2"/>short counter_;</text:p>
      <text:p text:style-name="Code"><text:s text:c="2"/>static short prefix_;</text:p>
      <text:p text:style-name="Code"><text:s text:c="2"/>static long int const max_counter_ = 32767;</text:p>
      <text:p text:style-name="Code">};</text:p>
      <text:p text:style-name="Code"/>
      <text:p text:style-name="Code">int main()</text:p>
      <text:p text:style-name="Code">{</text:p>
      <text:p text:style-name="Code"><text:s text:c="2"/>generate_id gen; <text:s text:c="10"/>// Create an ID generator</text:p>
      <text:p text:style-name="Code"><text:s text:c="2"/>for (int i = 0; i != 10; ++i)</text:p>
      <text:p text:style-name="Code"><text:s text:c="4"/>std::cout &lt;&lt; gen.next() &lt;&lt; '\n';</text:p>
      <text:p text:style-name="Code_20_Last">}</text:p>
      <text:p text:style-name="Body_20_Text_20_Cont">Now compile the two source files and link them together to produce a working C++ program. A<text:change text:change-id="ct1218608996"/><text:change-start text:change-id="ct1218607316"/>n<text:change-end text:change-id="ct1218607316"/> IDE takes care of the details for you, provided both source files are part of the same project. If you are using command<text:change-start text:change-id="ct1218605412"/>-<text:change-end text:change-id="ct1218605412"/><text:change text:change-id="ct1218605860"/>line tools, typically, you can invoke the same compiler, but instead of listing source file names on the command line, list only the object file names. Alternatively, you can compile and link at the same time, by listing all the source file names in one compilation. Verify that the program’s behavior is identical to that from Listing 38-6.</text:p>
      <text:p text:style-name="Body_20_Text">That’s the basic idea. The details, of course, are a little trickier, and the remainder of this exploration will taker a closer look at those details.</text:p>
      <text:p text:style-name="Heading_20_1"><text:change text:change-id="ct1218605188"/><text:change-start text:change-id="ct1218607428"/>Declarations and Definitions<text:change-end text:change-id="ct1218607428"/></text:p>
      <text:p text:style-name="Body_20_Text_20_First">The first thing to notice is that both source files contain an identical definition of the <text:span text:style-name="Code_20_Inline">generate_id</text:span> class. That immediately raises the question, “What happens if the definition changes in one file but not in the other?” Let’s find out. Rename the <text:span text:style-name="Code_20_Inline">next()</text:span> function to <text:span text:style-name="Code_20_Inline">next_id()</text:span>, as shown in Listing <text:variable-get text:name="chapter" office:value-type="float" style:data-style-name="N0">39</text:variable-get>-<text:reference-ref text:reference-format="text" text:ref-name="new_data_member_code">3</text:reference-ref>.</text:p>
      <text:p text:style-name="Code_20_Caption"><text:hidden-text text:condition="ooow:" text:string-value=".txt" text:is-hidden="true"/>Listing <text:variable-get text:name="chapter" office:value-type="float" style:data-style-name="N0">39</text:variable-get>-<text:reference-mark-start text:name="new_data_member_code"/><text:sequence text:ref-name="refText2" text:name="Text" text:formula="ooow:Text+1" style:num-format="1">3</text:sequence><text:reference-mark-end text:name="new_data_member_code"/>. Renaming a member function only in <text:span text:style-name="T2">main.cpp</text:span></text:p>
      <text:p text:style-name="Code_20_First">#include &lt;iostream&gt;</text:p>
      <text:p text:style-name="Code">#include &lt;ostream&gt;</text:p>
      <text:p text:style-name="Code"/>
      <text:p text:style-name="Code">class generate_id</text:p>
      <text:p text:style-name="Code">{</text:p>
      <text:p text:style-name="Code">public:</text:p>
      <text:p text:style-name="Code"><text:s text:c="2"/>generate_id() : counter_(0) {}</text:p>
      <text:p text:style-name="Code"><text:s text:c="2"/>long next_id();</text:p>
      <text:p text:style-name="Code">private:</text:p>
      <text:p text:style-name="Code"><text:s text:c="2"/>short counter_;</text:p>
      <text:p text:style-name="Code"><text:s text:c="2"/>static short prefix_;</text:p>
      <text:p text:style-name="Code"><text:s text:c="2"/>static long int const max_counter_ = 32767;</text:p>
      <text:p text:style-name="Code">};</text:p>
      <text:p text:style-name="Code"/>
      <text:p text:style-name="Code">int main()</text:p>
      <text:p text:style-name="Code">{</text:p>
      <text:p text:style-name="Code"><text:s text:c="2"/>generate_id gen; <text:s text:c="10"/>// Create an ID generator</text:p>
      <text:p text:style-name="Code"><text:s text:c="2"/>for (int i = 0; i != 10; ++i)</text:p>
      <text:p text:style-name="Code"><text:s text:c="4"/>std::cout &lt;&lt; gen.next_id() &lt;&lt; '\n';</text:p>
      <text:p text:style-name="Code_20_Last">}</text:p>
      <text:p text:style-name="Body_20_Text_20_Cont">Leave the other source file alone. <text:span text:style-name="T3">What do you expect to happen?</text:span></text:p>
      <text:p text:style-name="Body_20_Text_20_First">~LLL</text:p>
      <text:p text:style-name="Body_20_Text_20_First">~LLL</text:p>
      <text:p text:style-name="Body_20_Text">Compile and link the program. <text:span text:style-name="T3">What actually happens?</text:span></text:p>
      <text:p text:style-name="Body_20_Text_20_First">~LLL</text:p>
      <text:p text:style-name="Body_20_Text_20_First">~LLL</text:p>
      <text:p text:style-name="Body_20_Text">When compiling <text:span text:style-name="T1">main.cpp</text:span>, the compiler sees the declaration of <text:span text:style-name="Code_20_Inline">next_id</text:span>, and the call to <text:span text:style-name="Code_20_Inline">next_id</text:span>. As far as it can tell, everything is just fine. The linker, however, sees a call to <text:span text:style-name="Code_20_Inline">next_id</text:span> in the <text:span text:style-name="T4">main</text:span> object file, but no definition of <text:span text:style-name="Code_20_Inline">next_id</text:span> in the <text:span text:style-name="T1">generate_id</text:span> object file. Thus, the linker issues an error message and refuses to create the executable program file.</text:p>
      <text:p text:style-name="Body_20_Text">A more subtle change is to add a new data member before <text:span text:style-name="Code_20_Inline">counter</text:span>, as shown in Listing <text:variable-get text:name="chapter" office:value-type="float" style:data-style-name="N0">39</text:variable-get>-<text:reference-ref text:reference-format="text" text:ref-name="add_data_member_code">4</text:reference-ref>.</text:p>
      <text:p text:style-name="Code_20_Caption"><text:hidden-text text:condition="ooow:" text:string-value=".generate_id_3.cp" text:is-hidden="true"/>Listing <text:variable-get text:name="chapter" office:value-type="float" style:data-style-name="N0">39</text:variable-get>-<text:reference-mark-start text:name="add_data_member_code"/><text:sequence text:ref-name="refText3" text:name="Text" text:formula="ooow:Text+1" style:num-format="1">4</text:sequence><text:reference-mark-end text:name="add_data_member_code"/>. Adding a new data member only in <text:span text:style-name="T2">main.cpp</text:span></text:p>
      <text:p text:style-name="Code_20_First">#include &lt;iostream&gt;</text:p>
      <text:p text:style-name="Code">#include &lt;ostream&gt;</text:p>
      <text:p text:style-name="Code"/>
      <text:p text:style-name="Code">class generate_id</text:p>
      <text:p text:style-name="Code">{</text:p>
      <text:p text:style-name="Code">public:</text:p>
      <text:p text:style-name="Code"><text:s text:c="2"/>generate_id() : counter_(0) {}</text:p>
      <text:p text:style-name="Code"><text:s text:c="2"/>long next();</text:p>
      <text:p text:style-name="Code">private:</text:p>
      <text:p text:style-name="Code"><text:s text:c="2"/>int unused_;</text:p>
      <text:p text:style-name="Code"><text:s text:c="2"/>short counter_;</text:p>
      <text:p text:style-name="Code"><text:s text:c="2"/>static short prefix_;</text:p>
      <text:p text:style-name="Code"><text:s text:c="2"/>static long int const max_counter_ = 32767;</text:p>
      <text:p text:style-name="Code">};</text:p>
      <text:p text:style-name="Code"/>
      <text:p text:style-name="Code">int main()</text:p>
      <text:p text:style-name="Code">{</text:p>
      <text:p text:style-name="Code"><text:s text:c="2"/>generate_id gen; <text:s text:c="10"/>// Create an ID generator</text:p>
      <text:p text:style-name="Code"><text:s text:c="2"/>for (int i = 0; i != 10; ++i)</text:p>
      <text:p text:style-name="Code"><text:s text:c="4"/>std::cout &lt;&lt; gen.next() &lt;&lt; '\n';</text:p>
      <text:p text:style-name="Code_20_Last">}</text:p>
      <text:p text:style-name="P2">Leaving the other source file untouched, <text:span text:style-name="T3">what do you expect to happen?</text:span></text:p>
      <text:p text:style-name="Body_20_Text_20_First">~LLL</text:p>
      <text:p text:style-name="Body_20_Text_20_First">~LLL</text:p>
      <text:p text:style-name="Body_20_Text">Compile, link, and run the program. <text:span text:style-name="T3">What actually happens?</text:span></text:p>
      <text:p text:style-name="Body_20_Text_20_First">~LLL</text:p>
      <text:p text:style-name="Body_20_Text_20_First">~LLL</text:p>
      <text:p text:style-name="P3">Remember that the program should produce identical results. The exact numeric sequence should be the same between this program and earlier incarnations. The problem is that you have stumbled once again into undefined behavior.</text:p>
      <text:p text:style-name="P3">Even though the main function thinks the <text:span text:style-name="Code_20_Inline">unused_</text:span> data member is indeed unused, the <text:span text:style-name="Code_20_Inline">next</text:span><text:span text:style-name="Code_20_Inline"><text:span text:style-name="Code_20_Inline">(</text:span></text:span><text:span text:style-name="Code_20_Inline">)</text:span> function’s idea of the <text:span text:style-name="Code_20_Inline">counte</text:span><text:span text:style-name="Code_20_Inline"><text:span text:style-name="Code_20_Inline">r</text:span></text:span><text:span text:style-name="Code_20_Inline">_</text:span> data member happens to be at the same address as the <text:span text:style-name="Code_20_Inline">unused_</text:span> data member. This is bad. Really bad. But if you weren’t watching closely, you might have missed it. Although anything is possible, most likely, the program generated a sequence of unique IDs, and if you hadn’t looked at the actual values, but just used the <text:span text:style-name="Code_20_Inline">generate_id</text:span> class in a program, you might never have noticed. At least, not until you ported the program to a different environment. A different compiler or linker might be able to detect this error. A different operating system might cause the program to crash. Once you enter the realm of undefined behavior, anything goes.</text:p>
      <text:p text:style-name="P3">A class or function definition must be identical in all files, or else the results are undefined. The compiler and linker are not required to detect this kind of error.</text:p>
      <text:p text:style-name="P3">You have been warned.</text:p>
      <text:p text:style-name="Body_20_Text">To avoid these kinds of problems, you need to host the definition of the <text:span text:style-name="Code_20_Inline">generate_id</text:span> class in a single file, and somehow use that file in every source file that makes use of the class. That way, you can assure yourself that every source file is using the same definition of <text:span text:style-name="Code_20_Inline">generate_id</text:span>. You need to write your own <text:span text:style-name="Code_20_Inline">#include</text:span> file.</text:p>
      <text:p text:style-name="Heading_20_1">#include Files</text:p>
      <text:p text:style-name="Body_20_Text_20_First">Remember that the compiler needs only a function’s declaration, not its definition in order to call the function. If you put the declaration in its own file, and then <text:span text:style-name="Code_20_Inline">#include</text:span> that file in every source file that calls the function, you ensure that the compiler sees the same declaration every time, so it can generate the correct code for calling the function. The same is true for a class. Put only the class definition in its own file, and then <text:span text:style-name="Code_20_Inline">#include</text:span> the file in every source file that needs it. Listing <text:variable-get text:name="chapter" office:value-type="float" style:data-style-name="N0">39</text:variable-get>-<text:reference-ref text:reference-format="text" text:ref-name="generate_id_header_code">5</text:reference-ref> shows you the <text:span text:style-name="Code_20_Inline">#</text:span><text:span text:style-name="Code_20_Inline"><text:span text:style-name="Code_20_Inline">i</text:span></text:span><text:span text:style-name="Code_20_Inline">nclude</text:span> file that contains the <text:span text:style-name="Code_20_Inline">generate_id</text:span> class. Common conventions for <text:span text:style-name="Code_20_Inline">#include</text:span> files are to use extensions such as <text:span text:style-name="T1">.h</text:span> or <text:span text:style-name="T1">.hpp</text:span> (for header, or C++ header), or <text:change text:change-id="ct1218605524"/><text:change-start text:change-id="ct1218718936"/>sometimes<text:change-end text:change-id="ct1218718936"/><text:change-start text:change-id="ct1218608212"/> <text:span text:style-name="T1">.hh</text:span> or <text:change-end text:change-id="ct1218608212"/><text:s/><text:span text:style-name="T1">.hxx</text:span>. Some files need to preserve compatibility with C, and these typically use <text:span text:style-name="T1">.h</text:span> as the extension. For all other files, I prefer <text:span text:style-name="T1">.hpp</text:span> because it is a nice parallel to the extension <text:span text:style-name="T1">.cpp</text:span> I use for C++ source files. Thus, name this file <text:span text:style-name="T1">generate_id.hpp</text:span>.<text:change-start text:change-id="ct1218717928"/> If you use <text:span text:style-name="T1">.cc</text:span> for source files, you might like <text:span text:style-name="T1">.hh</text:span> for header files, and ditto for <text:span text:style-name="T1">.cxx</text:span> and <text:span text:style-name="T1">.hxx</text:span>.<text:change-end text:change-id="ct1218717928"/></text:p>
      <text:p text:style-name="Code_20_Caption"><text:hidden-text text:condition="ooow:" text:string-value=".hpp" text:is-hidden="true"/>Listing <text:variable-get text:name="chapter" office:value-type="float" style:data-style-name="N0">39</text:variable-get>-<text:reference-mark-start text:name="generate_id_header_code"/><text:sequence text:ref-name="refText4" text:name="Text" text:formula="ooow:Text+1" style:num-format="1">5</text:sequence><text:reference-mark-end text:name="generate_id_header_code"/>. The <text:span text:style-name="Code_20_Inline">#include</text:span> file for the <text:span text:style-name="Code_20_Inline">generate_id</text:span> class</text:p>
      <text:p text:style-name="Code_20_First">/// Class for generating a unique ID number.</text:p>
      <text:p text:style-name="Code">class generate_id</text:p>
      <text:p text:style-name="Code">{</text:p>
      <text:p text:style-name="Code">public:</text:p>
      <text:p text:style-name="Code"><text:s text:c="2"/>generate_id() : counter_(0) {}</text:p>
      <text:p text:style-name="Code"><text:s text:c="2"/>long next();</text:p>
      <text:p text:style-name="Code">private:</text:p>
      <text:p text:style-name="Code"><text:s text:c="2"/>short counter_;</text:p>
      <text:p text:style-name="Code"><text:s text:c="2"/>static short prefix_;</text:p>
      <text:p text:style-name="Code"><text:s text:c="2"/>static long int const max_counter_ = 32767;</text:p>
      <text:p text:style-name="Code_20_Last">};</text:p>
      <text:p text:style-name="Body_20_Text_20_Cont">To use the <text:span text:style-name="T1">generate_id.hpp</text:span> file, you need to <text:span text:style-name="Code_20_Inline">#include</text:span> it in the source files, but use double quotes instead of angle brackets. Listing <text:variable-get text:name="chapter" office:value-type="float" style:data-style-name="N0">39</text:variable-get>-<text:reference-ref text:reference-format="text" text:ref-name="generate_id_including_header_code">6</text:reference-ref> shows the new version of <text:span text:style-name="T1">generate_id.cpp</text:span>.</text:p>
      <text:p text:style-name="Code_20_Caption"><text:hidden-text text:condition="ooow:" text:string-value=".generate_id_4.cp" text:is-hidden="true"/>Listing <text:variable-get text:name="chapter" office:value-type="float" style:data-style-name="N0">39</text:variable-get>-<text:reference-mark-start text:name="generate_id_including_header_code"/><text:sequence text:ref-name="refText5" text:name="Text" text:formula="ooow:Text+1" style:num-format="1">6</text:sequence><text:reference-mark-end text:name="generate_id_including_header_code"/>. Rewrite of <text:span text:style-name="T2">generate_id.cpp</text:span> to <text:span text:style-name="Code_20_Inline">#include</text:span> the <text:span text:style-name="T2">generate_id.hpp</text:span> file</text:p>
      <text:p text:style-name="Code_20_First">#include "generate_id.hpp"</text:p>
      <text:p text:style-name="Code"/>
      <text:p text:style-name="Code">// Switch to random-number as the initial prefix for production code.</text:p>
      <text:p text:style-name="Code">// short generate_id::prefix_(static_cast&lt;short&gt;(std::rand()));</text:p>
      <text:p text:style-name="Code">short generate_id::prefix_(1);</text:p>
      <text:p text:style-name="Code">long const generate_id::max_counter_;</text:p>
      <text:p text:style-name="Code"/>
      <text:p text:style-name="Code">long generate_id::next()</text:p>
      <text:p text:style-name="Code">{</text:p>
      <text:p text:style-name="Code"><text:s text:c="2"/>if (counter_ == max_counter_)</text:p>
      <text:p text:style-name="Code"><text:s text:c="4"/>counter_ = 0;</text:p>
      <text:p text:style-name="Code"><text:s text:c="2"/>else</text:p>
      <text:p text:style-name="Code"><text:s text:c="4"/>++counter_;</text:p>
      <text:p text:style-name="Code"><text:s text:c="2"/>return prefix_ * (max_counter_ + 1) + counter_;</text:p>
      <text:p text:style-name="Code_20_Last">}</text:p>
      <text:p text:style-name="Body_20_Text_20_Cont"><text:span text:style-name="T3">Rewrite </text:span><text:span text:style-name="T5">main.cpp</text:span><text:span text:style-name="T3"> similarly.</text:span> Compile both source files and link the resulting object files to create your program (or let the IDE do it for you). Make sure the program behaves the same as it originally did. Compare your rewrite of <text:span text:style-name="T1">main.cpp</text:span> with mine in Listing <text:variable-get text:name="chapter" office:value-type="float" style:data-style-name="N0">39</text:variable-get>-<text:reference-ref text:reference-format="text" text:ref-name="main_generate_id_hpp_code">7</text:reference-ref>.</text:p>
      <text:p text:style-name="Code_20_Caption"><text:hidden-text text:condition="ooow:" text:string-value=".generate_id_4.cp" text:is-hidden="true"/>Listing <text:variable-get text:name="chapter" office:value-type="float" style:data-style-name="N0">39</text:variable-get>-<text:reference-mark-start text:name="main_generate_id_hpp_code"/><text:sequence text:ref-name="refText6" text:name="Text" text:formula="ooow:Text+1" style:num-format="1">7</text:sequence><text:reference-mark-end text:name="main_generate_id_hpp_code"/>. Rewriting <text:span text:style-name="T2">main.cpp</text:span> to <text:span text:style-name="Code_20_Inline">#include</text:span> the <text:span text:style-name="T2">generate_id.hpp</text:span> file</text:p>
      <text:p text:style-name="Code_20_First">#include &lt;iostream&gt;</text:p>
      <text:p text:style-name="Code">#include &lt;ostream&gt;</text:p>
      <text:p text:style-name="Code"/>
      <text:p text:style-name="Code">#include "generate_id.hpp"</text:p>
      <text:p text:style-name="Code"/>
      <text:p text:style-name="Code">int main()</text:p>
      <text:p text:style-name="Code">{</text:p>
      <text:p text:style-name="Code"><text:s text:c="2"/>generate_id gen; <text:s text:c="10"/>// Create an ID generator</text:p>
      <text:p text:style-name="Code"><text:s text:c="2"/>for (int i = 0; i != 10; ++i)</text:p>
      <text:p text:style-name="Code"><text:s text:c="4"/>std::cout &lt;&lt; gen.next() &lt;&lt; '\n';</text:p>
      <text:p text:style-name="Code_20_Last">}</text:p>
      <text:p text:style-name="Heading_20_2">Quotes and Brackets</text:p>
      <text:p text:style-name="Body_20_Text_20_First">Now you’re wondering why I told you to use quotes instead of angle brackets for the <text:span text:style-name="Code_20_Inline">#include</text:span> directives. The difference is that you should use angle brackets only for the standard library headers<text:change-start text:change-id="ct1218716136"/>, although some<text:change-end text:change-id="ct1218716136"/><text:change text:change-id="ct1218716248"/> third-party libraries<text:change-start text:change-id="ct1218718600"/> recommend the use of <text:change-end text:change-id="ct1218718600"/><text:change-start text:change-id="ct1218716360"/>angle brakcets, too<text:change-end text:change-id="ct1218716360"/><text:hidden-text text:condition="ooow:comment == 1" text:string-value="No. most third party libraries use &quot;&quot;. It is libraries that are either part of the implementation or part of the OS support that are usually provided via &lt;&gt;" text:is-hidden="true">No. most third party libraries use "". It is libraries that are either part of the implementation or part of the OS support that are usually provided via &lt;&gt;</text:hidden-text><text:change-start text:change-id="ct1218718264"/><text:hidden-text text:condition="ooow:" text:string-value="[RL] “Most” is hard to qualify. Boost explicitly says to use &lt;&gt;. Personally, I think the standard is sufficiently vague about “headers” that only the standard headers should use &lt;&gt;, but I am in the minority on this one." text:is-hidden="true"/><text:change-end text:change-id="ct1218718264"/>. Use double quotes for everything else. The C++ standard is vague about the distinction, to give compiler vendors maximum flexibility. As a result, vendors of add-on libraries have all taken different approaches concerning naming their library files and whether they require angle brackets or double quotes<text:hidden-text text:condition="ooow:comment == 1" text:string-value="Not really, whether you use &lt;&gt; or &quot;&quot; for a third party library largely depends on where you have placed it.  " text:is-hidden="true">Not really, whether you use &lt;&gt; or "" for a third party library largely depends on where you have placed it.  </text:hidden-text><text:change-start text:change-id="ct1218716472"/><text:hidden-text text:condition="ooow:" text:string-value="[RL] The Borland compiler is one example that uses different compilation parameters (alignment, packing, etc.) for &lt;&gt; header than it does for &quot;&quot; headers." text:is-hidden="true"/><text:change-end text:change-id="ct1218716472"/>.</text:p>
      <text:p text:style-name="Body_20_Text">For your own files, the important thing is that the compiler must be able to find all your <text:span text:style-name="Code_20_Inline">#include</text:span> files. The easiest way to do that is to keep them in the same directory or folder as your source files. As your projects become bigger and more complex, you probably will want to move all the <text:span text:style-name="Code_20_Inline">#include</text:span> files to a separate area. In that case, you need to consult your compiler documentation to learn how to tell the compiler about that separate area. Users of <text:span text:style-name="T1">g++</text:span> and other UNIX and UNIX-like command-line tools typically use the <text:span text:style-name="Code_20_Inline">-I</text:span> option. Microsoft’s command<text:change-start text:change-id="ct1218717480"/>-<text:change-end text:change-id="ct1218717480"/><text:change text:change-id="ct1218718712"/>line compiler uses <text:span text:style-name="Code_20_Inline">/I</text:span>. IDEs have a project option where you can add a directory or folder to the list of places to search for <text:span text:style-name="Code_20_Inline">#include</text:span> files.</text:p>
      <text:p text:style-name="Body_20_Text">For many compilers, the only difference between angle brackets and quotes is where the compiler looks for the file. A few compilers have additional differences that are specific to that compiler.</text:p>
      <text:p text:style-name="Body_20_Text">In a source file, I like to list all the standard headers together, in alphabetical order, and list them first, followed by the <text:span text:style-name="Code_20_Inline">#include</text:span> files that are specific to the program (also in alphabetical order). This organization makes it easy for me to determine whether a source file <text:span text:style-name="Code_20_Inline">#include</text:span>s a particular header, and helps me add or remove <text:span text:style-name="Code_20_Inline">#include</text:span> directives as needed<text:hidden-text text:condition="ooow:comment == 1" text:string-value="There is a case for placing user headers first so that they do not get accidentally corrupted by standard headers  " text:is-hidden="true">There is a case for placing user headers first so that they do not get accidentally corrupted by standard headers  </text:hidden-text>.</text:p>
      <text:p text:style-name="Heading_20_2">Nested <text:span text:style-name="Code_20_Inline">#include</text:span> Directives</text:p>
      <text:p text:style-name="Body_20_Text_20_First">One <text:span text:style-name="Code_20_Inline">#include</text:span> file can <text:span text:style-name="Code_20_Inline">#include</text:span> another. For example, consider the <text:span text:style-name="Code_20_Inline">vital_stats</text:span> class (similar to the <text:span text:style-name="Code_20_Inline">record</text:span> class in Listing 31-3, for recording a person’s vital statistics, including body-mass index) in Listing <text:variable-get text:name="chapter" office:value-type="float" style:data-style-name="N0">39</text:variable-get>-<text:reference-ref text:reference-format="text" text:ref-name="record_class_code">8</text:reference-ref>.</text:p>
      <text:p text:style-name="Code_20_Caption"><text:hidden-text text:condition="ooow:" text:string-value=".func" text:is-hidden="true"/>Listing <text:variable-get text:name="chapter" office:value-type="float" style:data-style-name="N0">39</text:variable-get>-<text:reference-mark-start text:name="record_class_code"/><text:sequence text:ref-name="refText7" text:name="Text" text:formula="ooow:Text+1" style:num-format="1">8</text:sequence><text:reference-mark-end text:name="record_class_code"/>. The <text:span text:style-name="Code_20_Inline">vita</text:span><text:span text:style-name="Code_20_Inline"><text:span text:style-name="Code_20_Inline">l</text:span></text:span><text:span text:style-name="Code_20_Inline">_stats</text:span> class to record a person’s vital statistics</text:p>
      <text:p text:style-name="Code_20_First">#include &lt;istream&gt;</text:p>
      <text:p text:style-name="Code">#include &lt;ostream&gt;</text:p>
      <text:p text:style-name="Code">#include &lt;string&gt;</text:p>
      <text:p text:style-name="Code"/>
      <text:p text:style-name="Code">class vital_stats</text:p>
      <text:p text:style-name="Code">{</text:p>
      <text:p text:style-name="Code">public:</text:p>
      <text:p text:style-name="Code"><text:s text:c="2"/>vital_stats() : height_(0), weight_(0), bmi_(0), sex_('?'), name_()</text:p>
      <text:p text:style-name="Code"><text:s text:c="2"/>{}</text:p>
      <text:p text:style-name="Code"/>
      <text:p text:style-name="Code"><text:s text:c="2"/>bool read(std::istream&amp; in, int num);</text:p>
      <text:p text:style-name="Code"><text:s text:c="2"/>void print(std::ostream&amp; out, int threshold) const;</text:p>
      <text:p text:style-name="Code"/>
      <text:p text:style-name="Code">private:</text:p>
      <text:p text:style-name="Code"><text:s text:c="2"/>int compute_bmi() const; ///&lt; Return BMI, based on height_ and weight_</text:p>
      <text:p text:style-name="Code"><text:s text:c="2"/>int height_; <text:s text:c="12"/>///&lt; height in centimeters</text:p>
      <text:p text:style-name="Code"><text:s text:c="2"/>int weight_; <text:s text:c="12"/>///&lt; weight in kilograms</text:p>
      <text:p text:style-name="Code"><text:s text:c="2"/>int bmi_; <text:s text:c="15"/>///&lt; Body-mass index</text:p>
      <text:p text:style-name="Code"><text:s text:c="2"/>char sex_; <text:s text:c="14"/>///&lt; 'M' for male or 'F' for female</text:p>
      <text:p text:style-name="Code"><text:s text:c="2"/>std::string name_; <text:s text:c="6"/>///&lt; Person’s name</text:p>
      <text:p text:style-name="Code_20_Last">};</text:p>
      <text:p text:style-name="Body_20_Text_20_Cont">Because the <text:span text:style-name="Code_20_Inline">vital_</text:span><text:span text:style-name="Code_20_Inline"><text:span text:style-name="Code_20_Inline">sta</text:span></text:span><text:span text:style-name="Code_20_Inline">ts</text:span> class uses <text:span text:style-name="Code_20_Inline">std::</text:span><text:span text:style-name="Code_20_Inline"><text:span text:style-name="Code_20_Inline">s</text:span></text:span><text:span text:style-name="Code_20_Inline">tring</text:span>, the <text:span text:style-name="T1">vital_stats.hpp</text:span> file should <text:span text:style-name="Code_20_Inline">#</text:span><text:span text:style-name="Code_20_Inline"><text:span text:style-name="Code_20_Inline">i</text:span></text:span><text:span text:style-name="Code_20_Inline">nclude</text:span> <text:span text:style-name="Code_20_Inline">&lt;string&gt;</text:span>. Similarly, <text:span text:style-name="Code_20_Inline">std::istream</text:span> is defined in <text:span text:style-name="Code_20_Inline">&lt;istream&gt;</text:span> and <text:span text:style-name="Code_20_Inline">std::ostream</text:span> in <text:span text:style-name="Code_20_Inline">&lt;ostream&gt;</text:span>. By adding all the necessary <text:span text:style-name="Code_20_Inline">#include</text:span> directives to the <text:span text:style-name="T1">vital_stats.hpp</text:span> file, you remove one burden from the programmer who makes use of <text:span text:style-name="T1">vital_stats.hpp</text:span>.</text:p>
      <text:p text:style-name="Body_20_Text">The standard library headers work the same way. Any particular header might <text:span text:style-name="Code_20_Inline">#include</text:span> other headers. An implementation of the standard library is free to <text:span text:style-name="Code_20_Inline">#include</text:span> any, all, or none of the other standard headers. Thus, suppose you <text:span text:style-name="Code_20_Inline">#include</text:span> <text:span text:style-name="Code_20_Inline">&lt;string&gt;</text:span> and forget the I/O stream headers. With one compiler and library, your project might compile and run successfully because that particular implementation of <text:span text:style-name="Code_20_Inline">&lt;string&gt;</text:span> happens to <text:span text:style-name="Code_20_Inline">#include</text:span> <text:span text:style-name="Code_20_Inline">&lt;istream&gt;</text:span> and <text:span text:style-name="Code_20_Inline">&lt;ostream&gt;</text:span>. You never notice your mistake until you move the source code to a different platform. This other implementation might work differently, and suddenly, unexpectedly, your compiler issues a slew of error messages for source code that worked perfectly on the first platform. The mistake is easy to fix and also easy to avoid by checking all your files to be sure each file <text:span text:style-name="Code_20_Inline">#include</text:span>s all the headers it needs.</text:p>
      <text:p text:style-name="Body_20_Text">One consequence of headers including other headers is that any single header might be included many times in a single source file. For example, suppose your source file includes <text:span text:style-name="Code_20_Inline">&lt;string&gt;</text:span> and <text:span text:style-name="T1">generate_id.hpp</text:span>, which also includes <text:span text:style-name="Code_20_Inline">&lt;string&gt;</text:span>. That means your source file includes the same header, <text:span text:style-name="Code_20_Inline">&lt;string&gt;</text:span>, more than once. In the case of the standard library headers, including the same header more than once is harmless. What about your files? <text:span text:style-name="T3">What would happen if </text:span><text:span text:style-name="T5">generate_id.cpp</text:span><text:span text:style-name="T3"> were to </text:span><text:span text:style-name="T6">#include</text:span><text:span text:style-name="T3"> </text:span><text:span text:style-name="T6">"generate_id.hpp"</text:span><text:span text:style-name="T3"> more than once?</text:span></text:p>
      <text:p text:style-name="Body_20_Text_20_First">~LLL</text:p>
      <text:p text:style-name="Body_20_Text_20_First">~LLL</text:p>
      <text:p text:style-name="Body_20_Text"><text:span text:style-name="T3">Try it.</text:span> <text:span text:style-name="T3">What happens?</text:span></text:p>
      <text:p text:style-name="Body_20_Text_20_First">~LLL</text:p>
      <text:p text:style-name="Body_20_Text_20_First">~LLL</text:p>
      <text:p text:style-name="P3">C++ does not allow you to define a class, function, or object more than once in the same source file<text:hidden-text text:condition="ooow:comment == 1" text:string-value="well as you know, there is more to this. Functions and globals can only be defined once per program. classes are different and the rule about one definition of a function per program is overriden by using inline (implicitly or explicitly)" text:is-hidden="true">well as you know, there is more to this. Functions and globals can only be defined once per program. classes are different and the rule about one definition of a function per program is overriden by using inline (implicitly or explicitly)</text:hidden-text>, and <text:span text:style-name="T1">generate_id.hpp</text:span> contains a class definition. Thus, if you <text:span text:style-name="Code_20_Inline">#include</text:span> that file more than once, the compiler issues an error message. The next section tells you how to prevent this problem.</text:p>
      <text:p text:style-name="Heading_20_2">Include Guards</text:p>
      <text:p text:style-name="Body_20_Text_20_First">You cannot define the same class, function, or object more than once in a source file. On the other hand, you cannot prevent anyone from including your header more than once. Somehow, you need to ensure that the compiler sees the definitions only once, even if a source file includes your header more than once. Fortunately, C++ offers additional <text:span text:style-name="Code_20_Inline">#</text:span> directives to help you.</text:p>
      <text:p text:style-name="Body_20_Text">The basic idiom is to pick a name to uniquely identify your header, such as <text:span text:style-name="Code_20_Inline">VITAL_STATS_HPP_</text:span> or <text:span text:style-name="Code_20_Inline">GENERATE_ID_HPP_</text:span>, and then use that name to control the compilation of your header. Use the following two line<text:change-start text:change-id="ct1218717144"/>s<text:change-end text:change-id="ct1218717144"/> as the first two lines of the header file:</text:p>
      <text:p text:style-name="Code_20_First"><text:hidden-text text:condition="ooow:" text:string-value=".txt" text:is-hidden="true"/>#ifndef GENERATE_ID_HPP_</text:p>
      <text:p text:style-name="Code_20_Last">#define GENERATE_ID_HPP_</text:p>
      <text:p text:style-name="Body_20_Text_20_Cont">and use the following as the last line of the header file:</text:p>
      <text:p text:style-name="Code_20_Single"><text:hidden-text text:condition="ooow:" text:string-value=".txt" text:is-hidden="true"/>#endif</text:p>
      <text:p text:style-name="Body_20_Text_20_Cont">Convention is to use all capital letters because no other names in your program should use all capital letters. I use the file name, changing dot (<text:span text:style-name="Code_20_Inline">.</text:span>), and other characters that aren’t allowed in C++ identifiers, into underscores (<text:span text:style-name="Code_20_Inline">_</text:span>). I use a trailing underscore to further ensure that I avoid collisions with other names. </text:p>
      <text:p text:style-name="Body_20_Text">The <text:span text:style-name="Code_20_Inline">#ifndef</text:span> directive means “if not defined.” The directive controls whether the compiler compiles the source code normally or skips the entire section of the file. If the name is not defined, compilation proceeds normally. If it is defined, the compiler skips rapidly over the file until it finds <text:span text:style-name="Code_20_Inline">#endif</text:span>, thereby ignoring the definitions that you want to protect.</text:p>
      <text:p text:style-name="Body_20_Text">The <text:span text:style-name="Code_20_Inline">#define</text:span> directive defines a name. Thus, the first time the compiler processes this header, the name is not defined, the <text:span text:style-name="Code_20_Inline">#ifndef</text:span> condition is true, and the compiler processes the definitions normally. Among the code it processes normally is the <text:span text:style-name="Code_20_Inline">#define</text:span>. If the file is included more than once, the second and subsequent times, the name is defined, the <text:span text:style-name="Code_20_Inline">#ifndef</text:span> directive is false, so the compiler skips the bulk of the file, and does not try to compile the definitions more than once.</text:p>
      <text:p text:style-name="SB_20_Head">Bad Advice</text:p>
      <text:p text:style-name="SB_20_Body_20_First">Some books and programmers recommend putting the conditional directives in the file that does the <text:span text:style-name="Code_20_Inline">#include</text:span>-ing. For example, they say that <text:span text:style-name="T1">main.cpp</text:span> should start like this:</text:p>
      <text:p text:style-name="SB_20_Code_20_First"><text:hidden-text text:condition="ooow:" text:string-value=".func" text:is-hidden="true"/>#ifndef GENERATE_ID_HPP_</text:p>
      <text:p text:style-name="SB_20_Code">#include "generate_id.hpp"</text:p>
      <text:p text:style-name="SB_20_Code_20_Last">#endif</text:p>
      <text:p text:style-name="SB_20_Body">They are wrong. The name <text:span text:style-name="Code_20_Inline">GENERATE_ID_HPP_</text:span> is an internal, private detail of the included file. You should never use it outside of that file, and no one else should ever use that name. The purported reason to export the guard name and use it outside of the file is to improve compilation speed by eliminating the compiler’s need to open and process the file that would otherwise be included. <text:s/>With modern compilers, the improvement is negligible. Much better is for you to <text:change text:change-id="ct1218717816"/><text:change-start text:change-id="ct1218716584"/>use<text:change-end text:change-id="ct1218716584"/> precompiled headers.</text:p>
      <text:p text:style-name="SB_20_Body">With large, complicated programs, much of the compiler’s time and effort is spent compiling included files. In other words, the compiler spends a lot of its time recompiling the same definitions over and over again<text:change text:change-id="ct1218718824"/>. The idea of using precompiled headers is that the compiler saves some information about the definitions it sees in an included file, and when you include the same file in other source files, the compiler fetches its precompiled data, and saves time by avoiding a recompilation of the same definitions. This compiler hack is completely unrelated to the C++ language, and is purely an artifact of the compiler program. Check your compiler’s documentation to learn how to set up and use precompiled headers.</text:p>
      <text:p text:style-name="Heading_20_2">Documentation</text:p>
      <text:p text:style-name="Body_20_Text_20_First">Recall the doxygen tool from Exploration 25. With headers, you now face the problem that you have two places to document certain entities: the declaration in the header file, and the definition in the source file. One option is to put the documentation in the header file. The documentation is usually aimed at the user of the entity, and the header is the proper place to document the interface.</text:p>
      <text:p text:style-name="Body_20_Text">Another option is to document the public interface in the header file, and the private implementation details in the source file. The doxygen tool cannot merge documentation from two sources for a single entity. Instead, you should take advantage of its conditional processing features to compile a set of interface documentation and a separate set of implementation documentation. Listing <text:variable-get text:name="chapter" office:value-type="float" style:data-style-name="N0">39</text:variable-get>-<text:reference-ref text:reference-format="text" text:ref-name="vital_stats_hpp_code">9</text:reference-ref> shows the final version of the <text:span text:style-name="T1">vital_stats.hpp</text:span> header file.</text:p>
      <text:p text:style-name="Code_20_Caption"><text:hidden-text text:condition="ooow:" text:string-value=".hpp" text:is-hidden="true"/>Listing <text:variable-get text:name="chapter" office:value-type="float" style:data-style-name="N0">39</text:variable-get>-<text:reference-mark-start text:name="vital_stats_hpp_code"/><text:sequence text:ref-name="refText8" text:name="Text" text:formula="ooow:Text+1" style:num-format="1">9</text:sequence><text:reference-mark-end text:name="vital_stats_hpp_code"/>. The <text:span text:style-name="T2">vital_stats.hpp</text:span> header file</text:p>
      <text:p text:style-name="Code_20_First">#ifndef VITAL_STATS_HPP_</text:p>
      <text:p text:style-name="Code">#define VITAL_STATS_HPP_</text:p>
      <text:p text:style-name="Code"/>
      <text:p text:style-name="Code">#include &lt;istream&gt;</text:p>
      <text:p text:style-name="Code">#include &lt;ostream&gt;</text:p>
      <text:p text:style-name="Code">#include &lt;string&gt;</text:p>
      <text:p text:style-name="Code"/>
      <text:p text:style-name="Code">class vital_stats</text:p>
      <text:p text:style-name="Code">{</text:p>
      <text:p text:style-name="Code">public:</text:p>
      <text:p text:style-name="Code"><text:s text:c="2"/>/// Constructor. Initialize everything to zero or other “empty” value.</text:p>
      <text:p text:style-name="Code"><text:s text:c="2"/>vital_stats() : height_(0), weight_(0), bmi_(0), sex_('?'), name_()</text:p>
      <text:p text:style-name="Code"><text:s text:c="2"/>{}</text:p>
      <text:p text:style-name="Code"/>
      <text:p text:style-name="Code"><text:s text:c="2"/>/// Get this record, overwriting the data members.</text:p>
      <text:p text:style-name="Code"><text:s text:c="2"/>/// Error-checking omitted for brevity.</text:p>
      <text:p text:style-name="Code"><text:s text:c="2"/>/// @param in the input stream</text:p>
      <text:p text:style-name="Code"><text:s text:c="2"/>/// @param num a serial number, for use when prompting the user</text:p>
      <text:p text:style-name="Code"><text:s text:c="2"/>/// @return true for success or false for eof or input failure</text:p>
      <text:p text:style-name="Code"><text:s text:c="2"/>bool read(std::istream&amp; in, int num);</text:p>
      <text:p text:style-name="Code"><text:s text:c="2"/>/// Print this record to @p out.</text:p>
      <text:p text:style-name="Code"><text:s text:c="2"/>/// @param out the output stream</text:p>
      <text:p text:style-name="Code"><text:s text:c="2"/>/// @param threshold mark records that have a BMI &gt;= this threshold</text:p>
      <text:p text:style-name="Code"><text:s text:c="2"/>void print(std::ostream&amp; out, int threshold) const;</text:p>
      <text:p text:style-name="Code"/>
      <text:p text:style-name="Code"><text:s text:c="2"/>/// Return the BMI.</text:p>
      <text:p text:style-name="Code"><text:s text:c="2"/>int bmi() const { return bmi_; }</text:p>
      <text:p text:style-name="Code"><text:s text:c="2"/>/// Return the height in centimeters.</text:p>
      <text:p text:style-name="Code"><text:s text:c="2"/>int height() const { return height_; }</text:p>
      <text:p text:style-name="Code"><text:s text:c="2"/>/// Return the weight in kilograms.</text:p>
      <text:p text:style-name="Code"><text:s text:c="2"/>int weight() const { return weight_; }</text:p>
      <text:p text:style-name="Code"><text:s text:c="2"/>/// Return the sex: 'M' for male or 'F' for female</text:p>
      <text:p text:style-name="Code"><text:s text:c="2"/>char sex() const { return sex_; }</text:p>
      <text:p text:style-name="Code"><text:s text:c="2"/>/// Return the person’s name.</text:p>
      <text:p text:style-name="Code"><text:s text:c="2"/>std::string const&amp; name() const { return name_; }</text:p>
      <text:p text:style-name="Code"/>
      <text:p text:style-name="Code">private:</text:p>
      <text:p text:style-name="Code"><text:s text:c="2"/>/// Return BMI, based on height_ and weight_</text:p>
      <text:p text:style-name="Code"><text:s text:c="2"/>/// This is called only from read().</text:p>
      <text:p text:style-name="Code"><text:s text:c="2"/>int compute_bmi() const;</text:p>
      <text:p text:style-name="Code"><text:s text:c="2"/>int height_; <text:s text:c="12"/>///&lt; height in centimeters</text:p>
      <text:p text:style-name="Code"><text:s text:c="2"/>int weight_; <text:s text:c="12"/>///&lt; weight in kilograms</text:p>
      <text:p text:style-name="Code"><text:s text:c="2"/>int bmi_; <text:s text:c="15"/>///&lt; Body-mass index</text:p>
      <text:p text:style-name="Code"><text:s text:c="2"/>char sex_; <text:s text:c="14"/>///&lt; 'M' for male or 'F' for female</text:p>
      <text:p text:style-name="Code"><text:s text:c="2"/>std::string name_; <text:s text:c="6"/>///&lt; Person’s name</text:p>
      <text:p text:style-name="Code">};</text:p>
      <text:p text:style-name="Code"/>
      <text:p text:style-name="Code_20_Last">#endif</text:p>
      <text:p text:style-name="Body_20_Text_20_Cont">Listing <text:variable-get text:name="chapter" office:value-type="float" style:data-style-name="N0">39</text:variable-get>-<text:reference-ref text:reference-format="text" text:ref-name="vital_stats_cpp_code">10</text:reference-ref> shows the implementation in <text:span text:style-name="T1">vital_stats.cpp</text:span>.</text:p>
      <text:p text:style-name="Code_20_Caption"><text:hidden-text text:condition="ooow:" text:string-value=".func" text:is-hidden="true"/>Listing <text:variable-get text:name="chapter" office:value-type="float" style:data-style-name="N0">39</text:variable-get>-<text:reference-mark-start text:name="vital_stats_cpp_code"/><text:sequence text:ref-name="refText9" text:name="Text" text:formula="ooow:Text+1" style:num-format="1">10</text:sequence><text:reference-mark-end text:name="vital_stats_cpp_code"/>. The <text:span text:style-name="T2">vital_stats.cpp</text:span> source file</text:p>
      <text:p text:style-name="Code_20_First">#include &lt;iomanip&gt;</text:p>
      <text:p text:style-name="Code">#include &lt;istream&gt;</text:p>
      <text:p text:style-name="Code">#include &lt;limits&gt;</text:p>
      <text:p text:style-name="Code">#include &lt;locale&gt;</text:p>
      <text:p text:style-name="Code">#include &lt;ostream&gt;</text:p>
      <text:p text:style-name="Code">#include &lt;string&gt;</text:p>
      <text:p text:style-name="Code"/>
      <text:p text:style-name="Code">#include "vital_stats.hpp"</text:p>
      <text:p text:style-name="Code"/>
      <text:p text:style-name="Code">/// Skip the rest of the input line.</text:p>
      <text:p text:style-name="Code">/// @param in the input stream</text:p>
      <text:p text:style-name="Code">void skip_line(std::istream&amp; in)</text:p>
      <text:p text:style-name="Code">{</text:p>
      <text:p text:style-name="Code"><text:s text:c="2"/>in.ignore(std::numeric_limits&lt;int&gt;::max(), '\n');</text:p>
      <text:p text:style-name="Code">}</text:p>
      <text:p text:style-name="Code"/>
      <text:p text:style-name="Code">int vital_stats::compute_bmi()</text:p>
      <text:p text:style-name="Code">const</text:p>
      <text:p text:style-name="Code">{</text:p>
      <text:p text:style-name="Code"><text:s text:c="3"/>return static_cast&lt;int&gt;(weight_ * 10000 / (height_ * height_) + 0.5);</text:p>
      <text:p text:style-name="Code">}</text:p>
      <text:p text:style-name="Code"/>
      <text:p text:style-name="Code">bool vital_stats::read(std::istream&amp; in, int num)</text:p>
      <text:p text:style-name="Code">{</text:p>
      <text:p text:style-name="Code"><text:s text:c="2"/>std::cout &lt;&lt; "Name " &lt;&lt; num &lt;&lt; ": ";</text:p>
      <text:p text:style-name="Code"><text:s text:c="2"/>if (not std::getline(in, name_))</text:p>
      <text:p text:style-name="Code"><text:s text:c="4"/>return false;</text:p>
      <text:p text:style-name="Code"/>
      <text:p text:style-name="Code"><text:s text:c="2"/>std::cout &lt;&lt; "Height (cm): ";</text:p>
      <text:p text:style-name="Code"><text:s text:c="2"/>if (not (in &gt;&gt; height_))</text:p>
      <text:p text:style-name="Code"><text:s text:c="4"/>return false;</text:p>
      <text:p text:style-name="Code"><text:s text:c="2"/>skip_line(in);</text:p>
      <text:p text:style-name="Code"/>
      <text:p text:style-name="Code"><text:s text:c="2"/>std::cout &lt;&lt; "Weight (kg): ";</text:p>
      <text:p text:style-name="Code"><text:s text:c="2"/>if (not (in &gt;&gt; weight_))</text:p>
      <text:p text:style-name="Code"><text:s text:c="4"/>return false;</text:p>
      <text:p text:style-name="Code"><text:s text:c="2"/>skip_line(in);</text:p>
      <text:p text:style-name="Code"/>
      <text:p text:style-name="Code"><text:s text:c="2"/>std::cout &lt;&lt; "Sex (M or F): ";</text:p>
      <text:p text:style-name="Code"><text:s text:c="2"/>if (not (in &gt;&gt; sex_))</text:p>
      <text:p text:style-name="Code"><text:s text:c="4"/>return false;</text:p>
      <text:p text:style-name="Code"><text:s text:c="2"/>skip_line(in);</text:p>
      <text:p text:style-name="Code"><text:s text:c="2"/>sex_ = std::toupper(sex_, std::locale());</text:p>
      <text:p text:style-name="Code"/>
      <text:p text:style-name="Code"><text:s text:c="2"/>bmi_ = compute_bmi();</text:p>
      <text:p text:style-name="Code"><text:s text:c="2"/>return true;</text:p>
      <text:p text:style-name="Code">}</text:p>
      <text:p text:style-name="Code"/>
      <text:p text:style-name="Code">void vital_stats::print(std::ostream&amp; out, int threshold)</text:p>
      <text:p text:style-name="Code">const</text:p>
      <text:p text:style-name="Code">{</text:p>
      <text:p text:style-name="Code"><text:s text:c="2"/>out &lt;&lt; std::setw(6) &lt;&lt; height_</text:p>
      <text:p text:style-name="Code"><text:s text:c="6"/>&lt;&lt; std::setw(7) &lt;&lt; weight_</text:p>
      <text:p text:style-name="Code"><text:s text:c="6"/>&lt;&lt; std::setw(3) &lt;&lt; sex_</text:p>
      <text:p text:style-name="Code"><text:s text:c="6"/>&lt;&lt; std::setw(6) &lt;&lt; bmi_;</text:p>
      <text:p text:style-name="Code"><text:s text:c="2"/>if (bmi_ &gt;= threshold)</text:p>
      <text:p text:style-name="Code"><text:s text:c="4"/>out &lt;&lt; '*';</text:p>
      <text:p text:style-name="Code"><text:s text:c="2"/>else</text:p>
      <text:p text:style-name="Code"><text:s text:c="4"/>out &lt;&lt; ' ';</text:p>
      <text:p text:style-name="Code"><text:s text:c="2"/>out &lt;&lt; ' ' &lt;&lt; name_ &lt;&lt; '\n';</text:p>
      <text:p text:style-name="Code">}</text:p>
      <text:p text:style-name="Heading_20_1"><text:change-start text:change-id="ct1218562960"/>extern Variables</text:p>
      <text:p text:style-name="Body_20_Text_20_First">If you define a global variable, and you want to use it in multiple files, you need a declaration in every file that uses the variable. The most common use for global objects is for useful constants. For example, one of the omissions many scientific programmers notice when they first start to use C++ is that the standard math header, <text:span text:style-name="Code_20_Inline">&lt;cmath&gt;</text:span>, lacks a definition for <text:span text:style-name="T7">π</text:span>. Suppose you decide to remedy this oversight by creating your own header file, <text:span text:style-name="T1">math.hpp</text:span>. This header file contains the declarations for <text:span text:style-name="Code_20_Inline">pi</text:span> and other useful constants. Declare a global variable by using the <text:span text:style-name="Code_20_Inline">extern</text:span> keyword, followed by the variable’s type and name.</text:p>
      <text:p text:style-name="Body_20_Text"><text:span text:style-name="T3">Write </text:span><text:span text:style-name="T5">math.hpp</text:span><text:span text:style-name="T3">, with proper #include guards and a declaration for a </text:span><text:span text:style-name="T6">double</text:span><text:span text:style-name="T3"> constant named </text:span><text:span text:style-name="T6">pi</text:span><text:span text:style-name="T3">.</text:span><text:span text:style-name="T8"> Compare your file </text:span><text:span text:style-name="T9">with Listing </text:span><text:span text:style-name="T9"><text:variable-get text:name="chapter" office:value-type="float" style:data-style-name="N0">39</text:variable-get></text:span><text:span text:style-name="T9">-</text:span><text:span text:style-name="T9"><text:reference-ref text:reference-format="text" text:ref-name="math_hpp_code">11</text:reference-ref></text:span><text:span text:style-name="T9">.</text:span></text:p>
      <text:p text:style-name="Code_20_Caption"><text:hidden-text text:condition="ooow:" text:string-value=".hpp" text:is-hidden="true"/>Listing <text:variable-get text:name="chapter" office:value-type="float" style:data-style-name="N0">39</text:variable-get>-<text:reference-mark-start text:name="math_hpp_code"/><text:sequence text:ref-name="refText10" text:name="Text" text:formula="ooow:Text+1" style:num-format="1">11</text:sequence><text:reference-mark-end text:name="math_hpp_code"/>. Simple header for math constants</text:p>
      <text:p text:style-name="Code_20_First">#ifndef MATH_HPP_</text:p>
      <text:p text:style-name="Code">#define MATH_HPP_</text:p>
      <text:p text:style-name="Code"/>
      <text:p text:style-name="Code">extern double const pi;</text:p>
      <text:p text:style-name="Code"/>
      <text:p text:style-name="Code_20_Last">#endif</text:p>
      <text:p text:style-name="Body_20_Text_20_Cont">One source file in the project must define <text:span text:style-name="Code_20_Inline">pi</text:span>. Call the file <text:span text:style-name="T1">math.cpp</text:span><text:span text:style-name="T2">. </text:span><text:span text:style-name="T10">Write </text:span><text:span text:style-name="T5">math.cpp</text:span><text:span text:style-name="T10">.</text:span><text:span text:style-name="T11"> Compare your file with Listing </text:span><text:span text:style-name="T11"><text:variable-get text:name="chapter" office:value-type="float" style:data-style-name="N0">39</text:variable-get></text:span><text:span text:style-name="T11">-</text:span><text:span text:style-name="T11"><text:reference-ref text:reference-format="text" text:ref-name="math_cpp_code">12</text:reference-ref></text:span><text:span text:style-name="T11">.</text:span></text:p>
      <text:p text:style-name="Code_20_Caption"><text:hidden-text text:condition="ooow:" text:string-value=".func" text:is-hidden="true"/>Listing <text:variable-get text:name="chapter" office:value-type="float" style:data-style-name="N0">39</text:variable-get>-<text:reference-mark-start text:name="math_cpp_code"/><text:sequence text:ref-name="refText11" text:name="Text" text:formula="ooow:Text+1" style:num-format="1">12</text:sequence><text:reference-mark-end text:name="math_cpp_code"/>. Definitions of math constants</text:p>
      <text:p text:style-name="Code_20_First">#include "math.hpp"</text:p>
      <text:p text:style-name="Code"/>
      <text:p text:style-name="Code">// More digits that typical implementations of double support.</text:p>
      <text:p text:style-name="Code_20_Last">double const pi(3.14159265358979323846264338327);</text:p>
      <text:p text:style-name="Heading_20_1"><text:change-end text:change-id="ct1218562960"/><text:change-start text:change-id="ct1218561728"/>Inline<text:change-end text:change-id="ct1218561728"/><text:change-start text:change-id="ct1221346632"/> Functions</text:p>
      <text:p text:style-name="Body_20_Text_20_First">Typically, you declare functions in a header file, and define the functions in a separate source file, which you then link with your program. This is true for free functions and for member functions. Thus, most member functions are defined separately from the class.</text:p>
      <text:p text:style-name="Body_20_Text">Inline functions follow different rules than ordinary functions. Any source file that calls an inline function needs the function’s definition. Each source file that uses an inline function must have no more than one definition of that inline function, and every definition in the program must be the same. Thus, the rule for functions in header files is slightly more complicated: the header file contains declarations for non-inline functions and definitions for inline functions. The separate source file defines only the non-inline functions.</text:p>
      <text:p text:style-name="Body_20_Text">Inline functions have their uses, but they also have some significant drawbacks:</text:p>
      <text:list text:style-name="L1">
        <text:list-item>
          <text:p text:style-name="P4">Increased compilation time. With inline functions, the header file is larger, and the compiler does more work for every compilation in the project. The problem grows as the number of source files grows.</text:p>
        </text:list-item>
        <text:list-item>
          <text:p text:style-name="P5">Increased recompilation. If you modify a function body, only that body really needs to be recompiled. If the function body is in a header file, however, you end up recompiling every source file that includes that header. By putting function bodies in a separate source file, only that file needs to be recompiled, and you can save time. In large projects, the time savings can be enormous.</text:p>
        </text:list-item>
      </text:list>
      <text:p text:style-name="Body_20_Text_20_Cont">Separating function declarations and definitions makes sense in real programs, but it complicates this book. Instead of a single code listing, sometimes I will need multiple code listings. Nonetheless, I’ll do my best to demonstrate good programming practices in the judicious use of inline functions and the separation of declarations and definitions.</text:p>
      <text:p text:style-name="Heading_20_1"><text:change-end text:change-id="ct1221346632"/>One-Definition Rule</text:p>
      <text:p text:style-name="Body_20_Text_20_First">The compiler enforces the rule that permits one definition of a class, function, or object per source file. Another rule is that you can have only one definition of a function or global object in the entire program. You can define a class in multiple source files, provided the definition is the same in all source files.</text:p>
      <text:p text:style-name="Body_20_Text"><text:change-start text:change-id="ct1221345848"/>As mentioned in the previous section, <text:change-end text:change-id="ct1221345848"/><text:change text:change-id="ct1221346296"/><text:change-start text:change-id="ct1221345624"/>i<text:change-end text:change-id="ct1221345624"/>nline functions follow different rules than ordinary functions. <text:change text:change-id="ct1221348088"/><text:change-start text:change-id="ct1221347080"/>Y<text:change-end text:change-id="ct1221347080"/>ou can define an inline function in multiple source files. Each source file must have no more than one definition of the inline function, and every definition in the program must be the same.</text:p>
      <text:p text:style-name="Body_20_Text">These rules are collectively known as the One Definition Rule (ODR).</text:p>
      <text:p text:style-name="Body_20_Text">The compiler enforces the ODR within a single source file. The standard does not require a compiler or linker to detect any ODR violations that span multiple source files, however. If you make such a mistake, the problem is all yours to find and fix.</text:p>
      <text:p text:style-name="Body_20_Text">Imagine that you are maintaining a program, and part of the program is the header file shown in Listing <text:variable-get text:name="chapter" office:value-type="float" style:data-style-name="N0">39</text:variable-get>-<text:reference-ref text:reference-format="text" text:ref-name="point_hpp_1_code">13</text:reference-ref>.</text:p>
      <text:p text:style-name="Code_20_Caption"><text:hidden-text text:condition="ooow:" text:string-value=".func" text:is-hidden="true"/>Listing <text:variable-get text:name="chapter" office:value-type="float" style:data-style-name="N0">39</text:variable-get>-<text:reference-mark-start text:name="point_hpp_1_code"/><text:sequence text:ref-name="refText12" text:name="Text" text:formula="ooow:Text+1" style:num-format="1">13</text:sequence><text:reference-mark-end text:name="point_hpp_1_code"/>. The original <text:span text:style-name="T2">point.hpp</text:span> file</text:p>
      <text:p text:style-name="Code_20_First">#ifndef POINT_HPP_</text:p>
      <text:p text:style-name="Code">#define POINT_HPP_</text:p>
      <text:p text:style-name="Code">class point</text:p>
      <text:p text:style-name="Code">{</text:p>
      <text:p text:style-name="Code">public:</text:p>
      <text:p text:style-name="Code"><text:s text:c="2"/>point() : x_(0), y_(0) {}</text:p>
      <text:p text:style-name="Code"><text:s text:c="2"/>point(int x, int y) : x_(x), y_(y) {}</text:p>
      <text:p text:style-name="Code"><text:s text:c="2"/>int x() const { return x_; }</text:p>
      <text:p text:style-name="Code"><text:s text:c="2"/>int y() const { return y_; }</text:p>
      <text:p text:style-name="Code">private:</text:p>
      <text:p text:style-name="Code"><text:s text:c="2"/>int y_, x_;</text:p>
      <text:p text:style-name="Code">};</text:p>
      <text:p text:style-name="Code_20_Last">#endif // POINT_HPP_</text:p>
      <text:p text:style-name="Body_20_Text_20_Cont">The program works just fine. One day, however, you upgrade compiler versions and when recompiling the program, the new compiler issues a warning that you’ve never seen before:</text:p>
      <text:p text:style-name="Results_20_First">point.hpp: In constructor ‘point::point()’:</text:p>
      <text:p text:style-name="Results">point.hpp:13: warning: ‘point::x_’ will be initialized after</text:p>
      <text:p text:style-name="Results">point.hpp:13: warning: <text:s text:c="2"/>‘int point::y_’</text:p>
      <text:p text:style-name="Results_20_Last">point.hpp:8: warning: <text:s text:c="2"/>when initialized here</text:p>
      <text:p text:style-name="Body_20_Text_20_Cont">The problem is that the order of the data member declarations is different from the order of the data members in the constructors’ initializer lists. It’s a minor error, but one that can lead to confusion or worse in more complicated classes. It’s a good idea to ensure the orders are the same. You decide to fix the problem by reordering the data members.</text:p>
      <text:p text:style-name="Body_20_Text">Then you recompile the program, but the program fails in mysterious ways. Some of your regression tests pass and some fail, including trivial ones that have never failed in the past.</text:p>
      <text:p text:style-name="P6">What went wrong?</text:p>
      <text:p text:style-name="Body_20_Text_20_First">~LLL</text:p>
      <text:p text:style-name="Body_20_Text_20_First">~LLL</text:p>
      <text:p text:style-name="Body_20_Text_20_First">~LLL</text:p>
      <text:p text:style-name="Body_20_Text">With such limited information, you can’t say for certain what went wrong, but the most likely candidate is that the recompilation failed to capture all the source files. Some part of the program (not necessarily the part that is failing) is still using the old definition of the <text:span text:style-name="Code_20_Inline">point</text:span> class, and other parts of the program use the new definition. The programs fails to adhere to the ODR, resulting in undefined behavior. Specifically, when the program passes a <text:span text:style-name="Code_20_Inline">point</text:span> object from one part of the program to another, one part of the program stores a value in <text:span text:style-name="Code_20_Inline">x_</text:span>, and another parts reads the same data member as <text:span text:style-name="Code_20_Inline">y_</text:span>.</text:p>
      <text:p text:style-name="Body_20_Text">This is only one small example of how ODR violations can be subtle and terrible at the same time. By ensuring that all <text:change-start text:change-id="ct1221345960"/>class <text:change-end text:change-id="ct1221345960"/>definitions<text:hidden-text text:condition="ooow:comment == 1" text:string-value="declarations + class definitions. The terminology is really akward." text:is-hidden="true">declarations + class definitions. The terminology is really akward.</text:hidden-text> are in their respective header files, and that any time you modify a header file, you recompile all dependent source files, you can avoid most accidental ODR violations.</text:p>
      <text:p text:style-name="Body_20_Text">Now that you have the tools needed to start writing some serious programs, it’s time to embark on some more advanced techniques. The next exploration introduces function objects<text:span text:style-name="T7">—</text:span>a powerful technique for using the standard algorith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Caption_20_characters" style:display-name="Caption character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Exploration 39 - Using Multiple Source Files</dc:title>
    <dc:subject>Exploring C++</dc:subject>
    <meta:initial-creator>Ray Lischner</meta:initial-creator>
    <meta:creation-date>2006-03-30T10:01:31</meta:creation-date>
    <dc:creator>Ray Lischner</dc:creator>
    <dc:date>2006-09-25T11:24:54</dc:date>
    <dc:language>en-US</dc:language>
    <meta:editing-cycles>164</meta:editing-cycles>
    <meta:editing-duration>P10DT17H58M6S</meta:editing-duration>
    <meta:user-defined meta:name="codex-configfile">apress-cpp-dox.xml</meta:user-defined>
    <meta:user-defined meta:name="codex-chapter-number">39</meta:user-defined>
    <meta:user-defined meta:name="codex-doxygen"/>
    <meta:user-defined meta:name="Info 4"/>
    <meta:document-statistic meta:table-count="0" meta:image-count="0" meta:object-count="0" meta:page-count="14" meta:paragraph-count="367" meta:word-count="4495" meta:character-count="27732"/>
  </office:meta>
</office:document-meta>
</file>